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7bd9a"/>
    </style:style>
    <style:style style:name="P2" style:family="paragraph" style:parent-style-name="Standard">
      <style:text-properties officeooo:rsid="0017bd9a" officeooo:paragraph-rsid="0017bd9a"/>
    </style:style>
    <style:style style:name="P3" style:family="paragraph" style:parent-style-name="Standard">
      <style:text-properties officeooo:rsid="0017bd9a" officeooo:paragraph-rsid="00183eb3"/>
    </style:style>
    <style:style style:name="P4" style:family="paragraph" style:parent-style-name="Standard">
      <style:text-properties officeooo:rsid="00183eb3" officeooo:paragraph-rsid="00183eb3"/>
    </style:style>
    <style:style style:name="T1" style:family="text">
      <style:text-properties officeooo:rsid="000590fe"/>
    </style:style>
    <style:style style:name="T2" style:family="text">
      <style:text-properties officeooo:rsid="00183e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cance del proyecto:<text:span text:style-name="T1"> Se quiere crear una aplicación de escritorio para realizar toda la gestión de un gimnasio con venta de productos en el medio. El gimnasio tendrá su propia cuenta (loguearse, registrarse y recuperar contraseña). Esta constara con el control de usuarios mensuales. Se generará como un Excel el cual se podrá ver el usuario, sus pagos mensuales y si deben el pago del mes actual o no. A su vez de estos nombres también habrá otra sección donde les permitirá ver la rutina de cada uno, indicado por el dia correspondiente. Como en los gimnasios se venden productos tendrá una segunda sección de stock de productos donde se pueden crear, modificar y eliminar productos y saber cuántos tiene y a su vez cada vez que se registre una venta se podrá guardarlo en otra planilla junto con las demás ventas del dia, al finalizar el dia generara un archivo pdf con las ventas y dejara descargarlo.</text:span></text:p>
      <text:p text:style-name="P2"/>
      <text:p text:style-name="P2"/>
      <text:p text:style-name="P2">Analisis de la situación: </text:p>
      <text:p text:style-name="P4">Por el momento vemos un proyecto viable ya que podemos llegar a cumplir con lo que se pide y creemos que puede ser factible llevarlo a cabo.</text:p>
      <text:p text:style-name="P4"/>
      <text:p text:style-name="P4">Requerimientos funcionales: la aplicación va a estar dsponible para que la gente que la utilice pueda crear usuarios y puedan usar las funciones tanto para ver sus pagos mensuales como para comprar productos.</text:p>
      <text:p text:style-name="P4"/>
      <text:p text:style-name="P3">Restricciones: </text:p>
      <text:p text:style-name="P3">-la web no permitirá usar mas de una vez el mismo mail para registrarse</text:p>
      <text:p text:style-name="P3">-Los usuarios no podrán interactuar con otros por mensaje privado</text:p>
      <text:p text:style-name="P3">-Los usuarios no podrán modificar la web</text:p>
      <text:p text:style-name="P3">-<text:span text:style-name="T2">No se pueden agregar infinitos productos a la lista de product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1T19:17:24.793134310</meta:creation-date>
    <dc:date>2023-03-31T19:44:04.102518899</dc:date>
    <meta:editing-duration>PT11M54S</meta:editing-duration>
    <meta:editing-cycles>1</meta:editing-cycles>
    <meta:document-statistic meta:table-count="0" meta:image-count="0" meta:object-count="0" meta:page-count="1" meta:paragraph-count="9" meta:word-count="265" meta:character-count="1536" meta:non-whitespace-character-count="1278"/>
    <meta:generator>LibreOffice/7.3.7.2$Linux_X86_64 LibreOffice_project/30$Build-2</meta:generator>
  </office:meta>
</office:document-meta>
</file>